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817" officeooo:paragraph-rsid="000f98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RABAJAR EN EVALUAR E INVESTIGAR COMO FUNCIONA LA MEMORIA DINÁMICA Y LA MEMORIA ESTÁTICA.</text:p>
      <text:p text:style-name="P1"/>
      <text:p text:style-name="P1">LA MEMORIA ESTÁTICA: AL DECLARAR LA VARIABLE ES MEMORIA ESTÁTICA. </text:p>
      <text:p text:style-name="P1"/>
      <text:p text:style-name="P1">LA MEMORIA DINÁMICA: ENTRA LA PARTE DE UN OBJETO NEW DONDE COMENZAMOS A HACER LA ASIGNACIÓN DE MEMORIA DINÁMICA.</text:p>
      <text:p text:style-name="P1"/>
      <text:p text:style-name="P1">MAYOR CALIFICACIÓN PORQUE DEBEMOS VER COMO FUNCIONA ESA ESTRUCUTRA Y VER CUÁL ES LA MEJOR OPCIÓN.</text:p>
      <text:p text:style-name="P1"/>
      <text:p text:style-name="P1">DEFINICIONES OBJETIVOS ¿QUÉ ES LO QUE VAMOS A MOSTRAR? </text:p>
      <text:p text:style-name="P1"/>
      <text:p text:style-name="P1">CON LOS EJERCICIOS PODEMOS TOMAR Y MEJORARLO, PARA AGREGAR MEMORIA DINÁMICA.</text:p>
      <text:p text:style-name="P1"/>
      <text:p text:style-name="P1">LUNES EMPEZAMOS CON RECURSIVIDAD, LISTAS Y COLAS.</text:p>
      <text:p text:style-name="P1"/>
      <text:p text:style-name="P1">LUNES EVALUACIÓN HASTA LA ASIGNACIÓN DE MEMORIA DINÁMICA.</text:p>
      <text:p text:style-name="P1"/>
      <text:p text:style-name="P1">TODO TIPO DE OPCIÓN DISPONIBLE EXCEPTO CHATGPT / A MENOS QUE SEA COMO GUÍA. HAY QUE USAR CITAS.</text:p>
      <text:p text:style-name="P1"/>
      <text:p text:style-name="P1">PRESENTAMOS EL DOCUMENTO DE FORMA DIGITIAL, NOS HABILITA LA PLATAFORMA PARA SUBIR LA SEGUNDA TAREA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09:06:57.218515200</meta:creation-date>
    <dc:date>2025-10-17T10:52:35.622145500</dc:date>
    <meta:editing-duration>PT1H4M41S</meta:editing-duration>
    <meta:editing-cycles>1</meta:editing-cycles>
    <meta:document-statistic meta:table-count="0" meta:image-count="0" meta:object-count="0" meta:page-count="1" meta:paragraph-count="10" meta:word-count="127" meta:character-count="795" meta:non-whitespace-character-count="676"/>
    <meta:generator>LibreOffice/25.2.5.2$Windows_X86_64 LibreOffice_project/03d19516eb2e1dd5d4ccd751a0d6f35f35e08022</meta:generator>
  </office:meta>
</office:document-meta>
</file>